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112.85pt"/>
    </style:style>
    <style:style style:name="co4" style:family="table-column">
      <style:table-column-properties fo:break-before="auto" style:column-width="11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.99pt" svg:y="523.87pt">
            <draw:object draw:notify-on-update-of-ranges="Sheet1.G9:Sheet1.G18 Sheet1.H8:Sheet1.H8 Sheet1.H9:Sheet1.H18 Sheet1.I8:Sheet1.I8 Sheet1.I9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pt" svg:y="245.48pt">
            <draw:object draw:notify-on-update-of-ranges="Sheet1.D9:Sheet1.D18 Sheet1.E8:Sheet1.E8 Sheet1.E9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6.43pt" svg:y="248.31pt">
            <draw:object draw:notify-on-update-of-ranges="Sheet1.K9:Sheet1.K13 Sheet1.L8:Sheet1.L8 Sheet1.L9:Sheet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5.69pt" svg:y="531.78pt">
            <draw:object draw:notify-on-update-of-ranges="Sheet1.N9:Sheet1.N13 Sheet1.O8:Sheet1.O8 Sheet1.O9:Sheet1.O13 Sheet1.P8:Sheet1.P8 Sheet1.P9:Sheet1.P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Avg scores of Categories</text:p>
          </table:table-cell>
          <table:table-cell table:number-columns-repeated="2"/>
          <table:table-cell office:value-type="string" calcext:value-type="string">
            <text:p>Vergleich mit Gruppe 5</text:p>
          </table:table-cell>
          <table:table-cell table:number-columns-repeated="3"/>
          <table:table-cell office:value-type="string" calcext:value-type="string">
            <text:p>Comparison overall scores</text:p>
          </table:table-cell>
          <table:table-cell table:number-columns-repeated="2"/>
          <table:table-cell office:value-type="string" calcext:value-type="string">
            <text:p>Comparison Overall Score and Own Score</text:p>
          </table:table-cell>
          <table:table-cell table:number-columns-repeated="3"/>
          <table:table-cell office:value-type="string" calcext:value-type="string">
            <text:p>Comparison Baselines</text:p>
          </table:table-cell>
          <table:table-cell table:number-columns-repeated="4"/>
          <table:table-cell office:value-type="string" calcext:value-type="string">
            <text:p>Comparison with all other groups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Us Avg Score</text:p>
          </table:table-cell>
          <table:table-cell office:value-type="string" calcext:value-type="string">
            <text:p>Group 5 Avg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 office:value-type="string" calcext:value-type="string">
            <text:p>Own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Our group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14" calcext:value-type="float">
            <text:p>4.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Grammaticality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38" calcext:value-type="float">
            <text:p>4.38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Non-Redundancy</text:p>
          </table:table-cell>
          <table:table-cell table:number-columns-repeated="4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4.11" calcext:value-type="float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Referential Clarity</text:p>
          </table:table-cell>
          <table:table-cell table:number-columns-repeated="4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11" calcext:value-type="float">
            <text:p>4.11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64" calcext:value-type="float">
            <text:p>3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Focus</text:p>
          </table:table-cell>
          <table:table-cell table:number-columns-repeated="4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Structure</text:p>
          </table:table-cell>
          <table:table-cell table:number-columns-repeated="4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string" calcext:value-type="string">
            <text:p>Coherence</text:p>
          </table:table-cell>
          <table:table-cell table:number-columns-repeated="4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.99" calcext:value-type="float">
            <text:p>1.9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55" calcext:value-type="float">
            <text:p>3.55</text:p>
          </table:table-cell>
          <table:table-cell table:number-columns-repeated="8"/>
          <table:table-cell office:value-type="string" calcext:value-type="string">
            <text:p>Readability</text:p>
          </table:table-cell>
          <table:table-cell table:number-columns-repeated="4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74" calcext:value-type="float">
            <text:p>3.74</text:p>
          </table:table-cell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string" calcext:value-type="string">
            <text:p>Information Content</text:p>
          </table:table-cell>
          <table:table-cell table:number-columns-repeated="4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2.35" calcext:value-type="float">
            <text:p>2.3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office:value-type="string" calcext:value-type="string">
            <text:p>Spelling</text:p>
          </table:table-cell>
          <table:table-cell table:number-columns-repeated="4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6" calcext:value-type="float">
            <text:p>3.8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4.07" calcext:value-type="float">
            <text:p>4.07</text:p>
          </table:table-cell>
          <table:table-cell office:value-type="float" office:value="3.53" calcext:value-type="float">
            <text:p>3.53</text:p>
          </table:table-cell>
          <table:table-cell office:value-type="float" office:value="3.37" calcext:value-type="float">
            <text:p>3.37</text:p>
          </table:table-cell>
          <table:table-cell office:value-type="float" office:value="3.77" calcext:value-type="float">
            <text:p>3.77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verall quality</text:p>
          </table:table-cell>
          <table:table-cell office:value-type="float" office:value="2.75" calcext:value-type="float">
            <text:p>2.75</text:p>
          </table:table-cell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57" calcext:value-type="float">
            <text:p>3.57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orrelation between overall quality and other categories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weight mapped to [-1,1]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7" calcext:value-type="float">
            <text:p>0.37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3" calcext:value-type="float">
            <text:p>0.3</text:p>
          </table:table-cell>
          <table:table-cell office:value-type="float" office:value="3.22" calcext:value-type="float">
            <text:p>3.22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9" calcext:value-type="float">
            <text:p>0.39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6" calcext:value-type="float">
            <text:p>0.6</text:p>
          </table:table-cell>
          <table:table-cell office:value-type="float" office:value="3.68" calcext:value-type="float">
            <text:p>3.6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f course not really mappable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57" calcext:value-type="float">
            <text:p>0.57</text:p>
          </table:table-cell>
          <table:table-cell office:value-type="float" office:value="3.18" calcext:value-type="float">
            <text:p>3.1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because Likert scale dfferent to correlation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53" calcext:value-type="float">
            <text:p>0.53</text:p>
          </table:table-cell>
          <table:table-cell office:value-type="float" office:value="3.36" calcext:value-type="float">
            <text:p>3.36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3" calcext:value-type="float">
            <text:p>0.53</text:p>
          </table:table-cell>
          <table:table-cell office:value-type="float" office:value="3.47" calcext:value-type="float">
            <text:p>3.47</text:p>
          </table:table-cell>
          <table:table-cell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75" calcext:value-type="float">
            <text:p>0.75</text:p>
          </table:table-cell>
          <table:table-cell office:value-type="float" office:value="4.14" calcext:value-type="float">
            <text:p>4.14</text:p>
          </table:table-cell>
          <table:table-cell office:value-type="float" office:value="0.57" calcext:value-type="float">
            <text:p>0.57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46" calcext:value-type="float">
            <text:p>0.46</text:p>
          </table:table-cell>
          <table:table-cell office:value-type="float" office:value="2.93" calcext:value-type="float">
            <text:p>2.93</text:p>
          </table:table-cell>
          <table:table-cell office:value-type="float" office:value="-0.04" calcext:value-type="float">
            <text:p>-0.04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orrelation to Information Content</text:p>
          </table:table-cell>
          <table:table-cell table:number-columns-repeated="2"/>
          <table:table-cell office:value-type="string" calcext:value-type="string">
            <text:p>Correlation to Readability</text:p>
          </table:table-cell>
          <table:table-cell table:number-columns-repeated="2"/>
          <table:table-cell office:value-type="string" calcext:value-type="string">
            <text:p>Correlation to Structure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2:16:21.60258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12:00.711647178</meta:creation-date>
    <meta:generator>LibreOffice/5.4.7.2$Linux_X86_64 LibreOffice_project/40m0$Build-2</meta:generator>
    <dc:date>2018-08-05T19:40:19.577639136</dc:date>
    <meta:editing-duration>P1DT2H58M37S</meta:editing-duration>
    <meta:editing-cycles>43</meta:editing-cycles>
    <meta:document-statistic meta:table-count="1" meta:cell-count="3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479cm" svg:y="3.955cm" style:legend-expansion="high" chart:style-name="ch2"/>
        <chart:plot-area chart:style-name="ch3" table:cell-range-address="Sheet1.G8:Sheet1.I18" chart:data-source-has-labels="both" svg:x="0.319cm" svg:y="0.18cm" svg:width="10.841cm" svg:height="8.646cm">
          <chartooo:coordinate-region svg:x="1.387cm" svg:y="0.18cm" svg:width="8.65cm" svg:height="5.466cm"/>
          <chart:axis chart:dimension="x" chart:name="primary-x" chart:style-name="ch4" chartooo:axis-type="auto">
            <chartooo:date-scale/>
            <chart:categories table:cell-range-address="Sheet1.G9:Sheet1.G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18" chart:label-cell-address="Sheet1.H8:Sheet1.H8" chart:class="chart:line">
            <chart:data-point chart:repeated="10"/>
          </chart:series>
          <chart:series chart:style-name="ch7" chart:values-cell-range-address="Sheet1.I9:Sheet1.I18" chart:label-cell-address="Sheet1.I8:Sheet1.I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Avg Score</text:p>
                <draw:g>
                  <svg:desc>Sheet1.H8:Sheet1.H8</svg:desc>
                </draw:g>
              </table:table-cell>
              <table:table-cell office:value-type="string">
                <text:p>Group 5 Avg Score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G9:Sheet1.G18</svg:desc>
                </draw:g>
              </table:table-cell>
              <table:table-cell office:value-type="float" office:value="3.76">
                <text:p>3.76</text:p>
                <draw:g>
                  <svg:desc>Sheet1.H9:Sheet1.H18</svg:desc>
                </draw:g>
              </table:table-cell>
              <table:table-cell office:value-type="float" office:value="4.14">
                <text:p>4.14</text:p>
                <draw:g>
                  <svg:desc>Sheet1.I9:Sheet1.I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3.37">
                <text:p>3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D8:Sheet1.E18" chart:data-source-has-labels="both" svg:x="0.32cm" svg:y="0.18cm" svg:width="12.885cm" svg:height="8.64cm">
          <chartooo:coordinate-region svg:x="1.767cm" svg:y="0.18cm" svg:width="11.438cm" svg:height="5.46cm"/>
          <chart:axis chart:dimension="x" chart:name="primary-x" chart:style-name="ch4" chartooo:axis-type="auto">
            <chartooo:date-scale/>
            <chart:categories table:cell-range-address="Sheet1.D9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8" chart:label-cell-address="Sheet1.E8:Sheet1.E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core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D9:Sheet1.D18</svg:desc>
                </draw:g>
              </table:table-cell>
              <table:table-cell office:value-type="float" office:value="3.76">
                <text:p>3.76</text:p>
                <draw:g>
                  <svg:desc>Sheet1.E9:Sheet1.E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00cc33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chart-properties chart:solid-type="cuboid"/>
      <style:graphic-properties draw:fill-color="#66996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4.201cm" style:legend-expansion="high" chart:style-name="ch2"/>
        <chart:plot-area chart:style-name="ch3" table:cell-range-address="Sheet1.K8:Sheet1.L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K9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9:Sheet1.L13" chart:label-cell-address="Sheet1.L8:Sheet1.L8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9:Sheet1.K13</svg:desc>
                </draw:g>
              </table:table-cell>
              <table:table-cell office:value-type="float" office:value="2.75">
                <text:p>2.75</text:p>
                <draw:g>
                  <svg:desc>Sheet1.L9:Sheet1.L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N8:Sheet1.P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N9:Sheet1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9:Sheet1.O13" chart:label-cell-address="Sheet1.O8:Sheet1.O8" chart:class="chart:bar">
            <chart:data-point chart:repeated="5"/>
          </chart:series>
          <chart:series chart:style-name="ch8" chart:values-cell-range-address="Sheet1.P9:Sheet1.P13" chart:label-cell-address="Sheet1.P8:Sheet1.P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O8:Sheet1.O8</svg:desc>
                </draw:g>
              </table:table-cell>
              <table:table-cell office:value-type="string">
                <text:p>Own Score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9:Sheet1.N13</svg:desc>
                </draw:g>
              </table:table-cell>
              <table:table-cell office:value-type="float" office:value="2.75">
                <text:p>2.75</text:p>
                <draw:g>
                  <svg:desc>Sheet1.O9:Sheet1.O13</svg:desc>
                </draw:g>
              </table:table-cell>
              <table:table-cell office:value-type="float" office:value="2.86">
                <text:p>2.86</text:p>
                <draw:g>
                  <svg:desc>Sheet1.P9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